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aa520" draw:textarea-vertical-align="middle" draw:auto-grow-height="false" fo:min-height="1.482cm" fo:min-width="4.38cm" fo:wrap-option="wrap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daa520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5.5cm" svg:height="5.5cm" svg:x="3.5cm" svg:y="4cm">
          <text:p/>
          <draw:enhanced-geometry svg:viewBox="0 0 21600 21600" draw:text-areas="?f7 ?f7 ?f8 ?f8" draw:type="col-502ad400" draw:modifiers="5320.22450164506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draw:frame presentation:style-name="Mpr1" draw:text-style-name="MP2" draw:layer="backgroundobjects" svg:width="5.591cm" svg:height="1.102cm" svg:x="1.2cm" svg:y="14.5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07cm" svg:height="1.102cm" svg:x="8.208cm" svg:y="14.5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91cm" svg:height="1.102cm" svg:x="17.208cm" svg:y="14.5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5T14:15:39.999000000</meta:creation-date>
    <dc:title>24x16impress</dc:title>
    <meta:editing-duration>PT1M50S</meta:editing-duration>
    <meta:editing-cycles>2</meta:editing-cycles>
    <meta:generator>LOdaily_30Mrz_en/7.4.0.0.alpha0$Windows_X86_64 LibreOffice_project/a3988b2d147a2442b348d58b79dbd6e71472b7af</meta:generator>
    <meta:initial-creator>Regina Henschel</meta:initial-creator>
    <dc:date>2022-04-15T14:17:19.913000000</dc:date>
    <dc:creator>Regina Henschel</dc:creator>
    <meta:document-statistic meta:object-count="24"/>
  </office:meta>
</office:document-meta>
</file>